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2604in"/>
    </style:style>
    <style:style style:name="Table1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4.2604in"/>
    </style:style>
    <style:style style:name="Table2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1.2938in"/>
    </style:style>
    <style:style style:name="Table2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4.2604in"/>
    </style:style>
    <style:style style:name="Table3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74f56" officeooo:paragraph-rsid="00174f56"/>
    </style:style>
    <style:style style:name="P3" style:family="paragraph" style:parent-style-name="Standard">
      <style:text-properties style:font-name="Ubuntu" fo:font-size="14pt" officeooo:rsid="00174f56" officeooo:paragraph-rsid="00174f56"/>
    </style:style>
    <style:style style:name="P4" style:family="paragraph" style:parent-style-name="Standard">
      <style:paragraph-properties fo:line-height="115%"/>
      <style:text-properties style:font-name="Ubuntu" fo:font-size="15pt" officeooo:rsid="00174f56" officeooo:paragraph-rsid="00174f56" style:font-size-asian="11pt" style:font-size-complex="11pt"/>
    </style:style>
    <style:style style:name="P5" style:family="paragraph" style:parent-style-name="Standard">
      <style:text-properties officeooo:rsid="00174f56" officeooo:paragraph-rsid="00174f56"/>
    </style:style>
    <style:style style:name="P6" style:family="paragraph" style:parent-style-name="Standard">
      <style:text-properties officeooo:rsid="0013a93e" officeooo:paragraph-rsid="0013a93e"/>
    </style:style>
    <style:style style:name="P7" style:family="paragraph" style:parent-style-name="Standard">
      <style:text-properties officeooo:paragraph-rsid="00174f56"/>
    </style:style>
    <style:style style:name="P8" style:family="paragraph" style:parent-style-name="Table_20_Contents">
      <style:text-properties officeooo:rsid="00174f56" officeooo:paragraph-rsid="00174f56"/>
    </style:style>
    <style:style style:name="P9" style:family="paragraph" style:parent-style-name="Standard">
      <style:paragraph-properties fo:line-height="150%"/>
      <style:text-properties style:font-name="Ubuntu" fo:font-size="15pt" fo:font-weight="normal" officeooo:rsid="00174f56" officeooo:paragraph-rsid="00174f5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officeooo:rsid="00174f56" officeooo:paragraph-rsid="00174f56"/>
    </style:style>
    <style:style style:name="P11" style:family="paragraph" style:parent-style-name="Table_20_Contents" style:list-style-name="L1">
      <style:paragraph-properties fo:text-align="justify" style:justify-single-word="false"/>
      <style:text-properties officeooo:rsid="001974bf" officeooo:paragraph-rsid="001974bf"/>
    </style:style>
    <style:style style:name="P12" style:family="paragraph" style:parent-style-name="Table_20_Contents">
      <style:paragraph-properties fo:text-align="justify" style:justify-single-word="false"/>
      <style:text-properties officeooo:rsid="001a2709" officeooo:paragraph-rsid="001a2709"/>
    </style:style>
    <style:style style:name="P13" style:family="paragraph" style:parent-style-name="Table_20_Contents" style:list-style-name="L2">
      <style:text-properties officeooo:rsid="001a83fb" officeooo:paragraph-rsid="001a83fb"/>
    </style:style>
    <style:style style:name="P14" style:family="paragraph" style:parent-style-name="Table_20_Contents" style:list-style-name="L3">
      <style:text-properties officeooo:rsid="001a83fb" officeooo:paragraph-rsid="001a83fb"/>
    </style:style>
    <style:style style:name="P15" style:family="paragraph" style:parent-style-name="Table_20_Contents">
      <style:text-properties officeooo:rsid="001a83fb" officeooo:paragraph-rsid="001a83fb"/>
    </style:style>
    <style:style style:name="P16" style:family="paragraph" style:parent-style-name="Table_20_Contents" style:list-style-name="L2">
      <style:paragraph-properties fo:text-align="justify" style:justify-single-word="false"/>
      <style:text-properties officeooo:rsid="001a83fb" officeooo:paragraph-rsid="001a83fb"/>
    </style:style>
    <style:style style:name="P17" style:family="paragraph" style:parent-style-name="Table_20_Contents">
      <style:paragraph-properties fo:text-align="justify" style:justify-single-word="false"/>
      <style:text-properties officeooo:rsid="001a83fb" officeooo:paragraph-rsid="001a83fb"/>
    </style:style>
    <style:style style:name="P18" style:family="paragraph" style:parent-style-name="Table_20_Contents" style:list-style-name="L3">
      <style:text-properties officeooo:paragraph-rsid="00174f56"/>
    </style:style>
    <style:style style:name="P19" style:family="paragraph" style:parent-style-name="Table_20_Contents">
      <style:text-properties officeooo:paragraph-rsid="00174f56"/>
    </style:style>
    <style:style style:name="P20" style:family="paragraph" style:parent-style-name="Table_20_Contents">
      <style:text-properties officeooo:rsid="001bebf2" officeooo:paragraph-rsid="001bebf2"/>
    </style:style>
    <style:style style:name="P21" style:family="paragraph" style:parent-style-name="Table_20_Contents" style:list-style-name="L4">
      <style:text-properties officeooo:rsid="001bebf2" officeooo:paragraph-rsid="001bebf2"/>
    </style:style>
    <style:style style:name="P22" style:family="paragraph" style:parent-style-name="Table_20_Contents" style:list-style-name="L6">
      <style:text-properties officeooo:rsid="001bebf2" officeooo:paragraph-rsid="001bebf2"/>
    </style:style>
    <style:style style:name="P23" style:family="paragraph" style:parent-style-name="Table_20_Contents">
      <style:paragraph-properties fo:text-align="justify" style:justify-single-word="false"/>
      <style:text-properties officeooo:rsid="001bebf2" officeooo:paragraph-rsid="001bebf2"/>
    </style:style>
    <style:style style:name="P24" style:family="paragraph" style:parent-style-name="Table_20_Contents">
      <style:paragraph-properties fo:text-align="justify" style:justify-single-word="false"/>
      <style:text-properties officeooo:rsid="001cfeba" officeooo:paragraph-rsid="001cfeba"/>
    </style:style>
    <style:style style:name="P25" style:family="paragraph" style:parent-style-name="Table_20_Contents">
      <style:paragraph-properties fo:text-align="justify" style:justify-single-word="false"/>
      <style:text-properties officeooo:paragraph-rsid="00174f56"/>
    </style:style>
    <style:style style:name="P26" style:family="paragraph" style:parent-style-name="Table_20_Contents" style:list-style-name="L2">
      <style:paragraph-properties fo:text-align="justify" style:justify-single-word="false"/>
      <style:text-properties officeooo:paragraph-rsid="001a83fb"/>
    </style:style>
    <style:style style:name="T1" style:family="text">
      <style:text-properties officeooo:rsid="00174f5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4f56"/>
    </style:style>
    <style:style style:name="T4" style:family="text">
      <style:text-properties officeooo:rsid="00181a95"/>
    </style:style>
    <style:style style:name="T5" style:family="text">
      <style:text-properties officeooo:rsid="001974bf"/>
    </style:style>
    <style:style style:name="T6" style:family="text">
      <style:text-properties officeooo:rsid="001beb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6: Review of Related Literature &amp; Studies</text:p>
      <text:p text:style-name="P1"><text:span text:style-name="T1">March 23</text:span><text:span text:style-name="T2"> 2021</text:span></text:p>
      <text:p text:style-name="P6"/>
      <text:p text:style-name="P9">Proposed Topic</text:p>
      <text:p text:style-name="P5"><text:tab/>Optimal Learning Strategy for Learning Python: A Qualitative Study on the Optimal Learning Strategy for Python Learners.</text:p>
      <text:p text:style-name="P5"/>
      <text:p text:style-name="P4">Literature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uthor, Title, Year</text:p>
          </table:table-cell>
          <table:table-cell table:style-name="Table1.B1" office:value-type="string">
            <text:list xml:id="list3893063980" text:style-name="L3">
              <text:list-item>
                <text:p text:style-name="P18"><text:span text:style-name="T1">Eva Meszarosova</text:span></text:p>
              </text:list-item>
              <text:list-item>
                <text:p text:style-name="P14">Is Python an Appropriate Programming Language for Teaching Programming in Secondary Schools?</text:p>
              </text:list-item>
              <text:list-item>
                <text:p text:style-name="P14">2016</text:p>
              </text:list-item>
            </text:list>
          </table:table-cell>
        </table:table-row>
        <table:table-row>
          <table:table-cell table:style-name="Table1.A2" office:value-type="string">
            <text:p text:style-name="P8">Research Problem and Objective/s</text:p>
          </table:table-cell>
          <table:table-cell table:style-name="Table1.B6" office:value-type="string">
            <text:p text:style-name="P23">Is Python an Appropriate Programming Language for Teaching Programming in Secondary Schools?</text:p>
          </table:table-cell>
        </table:table-row>
        <table:table-row>
          <table:table-cell table:style-name="Table1.A2" office:value-type="string">
            <text:p text:style-name="P8">Research Design</text:p>
          </table:table-cell>
          <table:table-cell table:style-name="Table1.B6" office:value-type="string">
            <text:p text:style-name="P17">Survey</text:p>
          </table:table-cell>
        </table:table-row>
        <table:table-row>
          <table:table-cell table:style-name="Table1.A2" office:value-type="string">
            <text:p text:style-name="P8">Key Findings</text:p>
          </table:table-cell>
          <table:table-cell table:style-name="Table1.B6" office:value-type="string">
            <text:p text:style-name="P10">Python has many factors that make it a considerable language to learn, <text:span text:style-name="T6">such as its readability, its directness, its availability, and many more</text:span>.</text:p>
          </table:table-cell>
        </table:table-row>
        <table:table-row>
          <table:table-cell table:style-name="Table1.A2" office:value-type="string">
            <text:p text:style-name="P8">Conclusion</text:p>
          </table:table-cell>
          <table:table-cell table:style-name="Table1.B6" office:value-type="string">
            <text:p text:style-name="P23">Python may not fulfill the requirements of the teachers, if you compare it to other programming languages, it clearly does better than most of them.</text:p>
          </table:table-cell>
        </table:table-row>
        <table:table-row>
          <table:table-cell table:style-name="Table1.A2" office:value-type="string">
            <text:p text:style-name="P8">URL Link</text:p>
          </table:table-cell>
          <table:table-cell table:style-name="Table1.B6" office:value-type="string">
            <text:p text:style-name="Table_20_Contents"><text:a xlink:type="simple" xlink:href="https://sciendo.com/article/10.1515/ijicte-2015-0005" text:style-name="Internet_20_link" text:visited-style-name="Visited_20_Internet_20_Link"><text:span text:style-name="T1">https://sciendo.com/article/10.1515/ijicte-2015-0005</text:span></text:a></text:p>
          </table:table-cell>
        </table:table-row>
      </table:table>
      <text:p text:style-name="P5"/>
      <text:p text:style-name="P4">Literature 2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uthor, Title, Year</text:p>
          </table:table-cell>
          <table:table-cell table:style-name="Table2.B1" office:value-type="string">
            <text:list xml:id="list421052041" text:style-name="L2">
              <text:list-item>
                <text:p text:style-name="P13">Authors</text:p>
                <text:list>
                  <text:list-item>
                    <text:p text:style-name="P16">Siti Rosminah Derus</text:p>
                  </text:list-item>
                  <text:list-item>
                    <text:p text:style-name="P16">Ahmad Zamzuri Mohamad Ali</text:p>
                  </text:list-item>
                </text:list>
              </text:list-item>
              <text:list-item>
                <text:p text:style-name="P26"><text:span text:style-name="T5">Difficulties in Learning Programming: Views of </text:span></text:p>
                <text:list>
                  <text:list-header>
                    <text:p text:style-name="P26"><text:span text:style-name="T5">Students</text:span></text:p>
                  </text:list-header>
                </text:list>
              </text:list-item>
              <text:list-item>
                <text:p text:style-name="P13">2012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p text:style-name="P8">Research Problem and Objective/s</text:p>
          </table:table-cell>
          <table:table-cell table:style-name="Table2.B6" office:value-type="string">
            <text:list xml:id="list3171641401" text:style-name="L1">
              <text:list-item>
                <text:p text:style-name="P11">To know the level of understanding of different topics of the Fundamental Programming course.</text:p>
              </text:list-item>
              <text:list-item>
                <text:p text:style-name="P11">To investigate the nature of difficulties while learning Fundamental Programming course.</text:p>
              </text:list-item>
              <text:list-item>
                <text:p text:style-name="P11">To get an overview of the situation that would help to learn Fundamental Programming course.</text:p>
              </text:list-item>
              <text:list-item>
                <text:p text:style-name="P11">To investigate the factors that <text:s/>lead to perform poorly in Fundamental Programming course.</text:p>
              </text:list-item>
              <text:list-item>
                <text:p text:style-name="P11">To know the level of agreement if using visualization tools to visualize the program execution will help in learning Fundamental Programming.</text:p>
              </text:list-item>
            </text:list>
          </table:table-cell>
        </table:table-row>
        <table:table-row>
          <table:table-cell table:style-name="Table2.A2" office:value-type="string">
            <text:p text:style-name="P8">Research Design</text:p>
          </table:table-cell>
          <table:table-cell table:style-name="Table2.B6" office:value-type="string">
            <text:p text:style-name="P15">Survey</text:p>
          </table:table-cell>
        </table:table-row>
        <table:table-row>
          <table:table-cell table:style-name="Table2.A2" office:value-type="string">
            <text:p text:style-name="P8">Key Findings</text:p>
          </table:table-cell>
          <table:table-cell table:style-name="Table2.B6" office:value-type="string">
            <text:p text:style-name="P12">Visually learning programming can have a positive impact on a student’s learning.</text:p>
          </table:table-cell>
        </table:table-row>
        <table:table-row>
          <table:table-cell table:style-name="Table2.A2" office:value-type="string">
            <text:p text:style-name="P8">Conclusion</text:p>
          </table:table-cell>
          <table:table-cell table:style-name="Table2.B6" office:value-type="string">
            <text:p text:style-name="P12">Visualization of course brings the most out of students’ <text:soft-page-break/>learning.</text:p>
          </table:table-cell>
        </table:table-row>
        <table:table-row>
          <table:table-cell table:style-name="Table2.A2" office:value-type="string">
            <text:p text:style-name="P8">URL Link</text:p>
          </table:table-cell>
          <table:table-cell table:style-name="Table2.B6" office:value-type="string">
            <text:p text:style-name="P25"><text:a xlink:type="simple" xlink:href="https://d1wqtxts1xzle7.cloudfront.net/31715369/ICCIE2012_siti_rosminah.pdf?1376392309=&amp;response-content-disposition=inline%3B+filename%3DDIFFICULTIES_IN_LEARNING_PROGRAMMING_VIE.pdf&amp;Expires=1616571988&amp;Signature=DRQjvc2YayQbI2NY6OceMZwIyc8-eHBwzSup4UkLpIXjCpsX3jvIoR7Lj7WpZMh-MRQBChvW9UJuil-DsEzQjpWHicru5~j-7WDqj~rebVwcrTxs9t99ous3eUkiAUtYXYH2pRsGf6sesMzx1KzjavphjV3uvu409Sgy1sqEyo1IVR8D5hHULhPJPsTAMqLm1fykmJpYK4RBwwFdAjJVGr0E8B6jvfaVQNFFLt0ihyQcU0Mmmz82h9jSI8wuJd1xhDX4bew2MJ6dEUw0FBIBJFb4mowno9LYbFrAL2pEdlzCrd~r2DEy6AdZcRtI579lOeyaIJIflouT11L0pQbyGw__&amp;Key-Pair-Id=APKAJLOHF5GGSLRBV4ZA" text:style-name="Internet_20_link" text:visited-style-name="Visited_20_Internet_20_Link"><text:span text:style-name="T5">https://d1wqtxts1xzle7.cloudfront.net/31715369/ICCIE2012_siti_rosminah.pdf?1376392309=&amp;response-content-disposition=inline%3B+filename%3DDIFFICULTIES_IN_LEARNING_PROGRAMMING_VIE.pdf&amp;Expires=1616571988&amp;Signature=DRQjvc2YayQbI2NY6OceMZwIyc8-eHBwzSup4UkLpIXjCpsX3jvIoR7Lj7WpZMh-MRQBChvW9UJuil-DsEzQjpWHicru5~j-7WDqj~rebVwcrTxs9t99ous3eUkiAUtYXYH2pRsGf6sesMzx1KzjavphjV3uvu409Sgy1sqEyo1IVR8D5hHULhPJPsTAMqLm1fykmJpYK4RBwwFdAjJVGr0E8B6jvfaVQNFFLt0ihyQcU0Mmmz82h9jSI8wuJd1xhDX4bew2MJ6dEUw0FBIBJFb4mowno9LYbFrAL2pEdlzCrd~r2DEy6AdZcRtI579lOeyaIJIflouT11L0pQbyGw__&amp;Key-Pair-Id=APKAJLOHF5GGSLRBV4ZA</text:span></text:a></text:p>
          </table:table-cell>
        </table:table-row>
      </table:table>
      <text:p text:style-name="P5"/>
      <text:p text:style-name="P4">Literature 3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Author, Title, Year</text:p>
          </table:table-cell>
          <table:table-cell table:style-name="Table3.B1" office:value-type="string">
            <text:list xml:id="list31681904" text:style-name="L4">
              <text:list-item>
                <text:p text:style-name="P21">Authors</text:p>
                <text:list>
                  <text:list-item>
                    <text:p text:style-name="P21">John Maltby</text:p>
                  </text:list-item>
                  <text:list-item>
                    <text:p text:style-name="P21">Jan Whittle</text:p>
                  </text:list-item>
                </text:list>
              </text:list-item>
              <text:list-item>
                <text:p text:style-name="P21">Learn Programming Online: Student Perceptions and Performance</text:p>
              </text:list-item>
              <text:list-item>
                <text:p text:style-name="P21">2003</text:p>
              </text:list-item>
            </text:list>
          </table:table-cell>
        </table:table-row>
        <table:table-row>
          <table:table-cell table:style-name="Table3.A2" office:value-type="string">
            <text:p text:style-name="P8">Research Problem and Objective/s</text:p>
          </table:table-cell>
          <table:table-cell table:style-name="Table3.B6" office:value-type="string">
            <text:p text:style-name="P23">To test the effectiveness of online delivery of programming units.</text:p>
          </table:table-cell>
        </table:table-row>
        <table:table-row>
          <table:table-cell table:style-name="Table3.A2" office:value-type="string">
            <text:p text:style-name="P8">Research Design</text:p>
          </table:table-cell>
          <table:table-cell table:style-name="Table3.B6" office:value-type="string">
            <text:p text:style-name="P20">Quantitative Paradigm / Questionnaire</text:p>
          </table:table-cell>
        </table:table-row>
        <table:table-row>
          <table:table-cell table:style-name="Table3.A2" office:value-type="string">
            <text:p text:style-name="P8">Key Findings</text:p>
          </table:table-cell>
          <table:table-cell table:style-name="Table3.B6" office:value-type="string">
            <text:p text:style-name="P20">Online learning can:</text:p>
            <text:list xml:id="list350520432" text:style-name="L6">
              <text:list-item>
                <text:p text:style-name="P22">be self-paced</text:p>
              </text:list-item>
              <text:list-item>
                <text:p text:style-name="P22">be easily referenced</text:p>
              </text:list-item>
              <text:list-item>
                <text:p text:style-name="P22">provide direct access (to materials and resources)</text:p>
              </text:list-item>
            </text:list>
          </table:table-cell>
        </table:table-row>
        <table:table-row>
          <table:table-cell table:style-name="Table3.A2" office:value-type="string">
            <text:p text:style-name="P8">Conclusion</text:p>
          </table:table-cell>
          <table:table-cell table:style-name="Table3.B6" office:value-type="string">
            <text:p text:style-name="P24">High-achievers do well in Online Learning as much as they do in face-to-face, but it is unclear whether or not low-achievers are disadvantaged by the absence of face-to-face tuition.</text:p>
          </table:table-cell>
        </table:table-row>
        <table:table-row>
          <table:table-cell table:style-name="Table3.A2" office:value-type="string">
            <text:p text:style-name="P8">URL Link</text:p>
          </table:table-cell>
          <table:table-cell table:style-name="Table3.B6" office:value-type="string">
            <text:p text:style-name="P19"><text:a xlink:type="simple" xlink:href="https://citeseerx.ist.psu.edu/viewdoc/download?doi=10.1.1.17.331&amp;rep=rep1&amp;type=pdf" text:style-name="Internet_20_link" text:visited-style-name="Visited_20_Internet_20_Link"><text:span text:style-name="T6">https://citeseerx.ist.psu.edu/viewdoc/download?doi=10.1.1.17.331&amp;rep=rep1&amp;type=pdf</text:span></text:a></text:p>
          </table:table-cell>
        </table:table-row>
      </table:table>
      <text:p text:style-name="P7"/>
      <text:p text:style-name="P3">Review of <text:span text:style-name="T4">Literature &amp; Studies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5:22:06.336111771</meta:creation-date>
    <dc:title>BAG</dc:title>
    <meta:editing-duration>PT1H28M49S</meta:editing-duration>
    <meta:editing-cycles>4</meta:editing-cycles>
    <meta:generator>LibreOffice/6.4.6.2$Linux_X86_64 LibreOffice_project/40$Build-2</meta:generator>
    <meta:initial-creator>Ahmad Badron</meta:initial-creator>
    <dc:date>2021-03-24T10:36:57.305591658</dc:date>
    <dc:creator>Ahmad Badron</dc:creator>
    <meta:document-statistic meta:table-count="3" meta:image-count="0" meta:object-count="0" meta:page-count="2" meta:paragraph-count="63" meta:word-count="373" meta:character-count="3079" meta:non-whitespace-character-count="2788"/>
    <meta:template xlink:type="simple" xlink:actuate="onRequest" xlink:title="BAG" xlink:href="../../../../../../../Templates/BAG.ott" meta:date="2021-03-23T15:21:56.065622916"/>
  </office:meta>
</office:document-meta>
</file>